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Boya 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 table:formula="of:=[$'SnA boya_2'.C8]" office:value-type="float" office:value="3000" calcext:value-type="float">
            <text:p>3.000</text:p>
          </table:table-cell>
          <table:table-cell table:style-name="ce13" table:formula="of:=[.E7]-[.G7]" office:value-type="float" office:value="21000" calcext:value-type="float">
            <text:p>21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 table:formula="of:=[$'SnB karo_1'.C8]" office:value-type="float" office:value="0" calcext:value-type="float">
            <text:p>0</text:p>
          </table:table-cell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_Vinç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56660" calcext:value-type="float">
            <text:p>56.660</text:p>
          </table:table-cell>
          <table:table-cell table:style-name="ce9" table:formula="of:=[$'SnCD vinç'.C6]" office:value-type="float" office:value="12233.28" calcext:value-type="float">
            <text:p>12.233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12233.28" calcext:value-type="float">
            <text:p>12.23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_Est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5585" calcext:value-type="float">
            <text:p>15.585</text:p>
          </table:table-cell>
          <table:table-cell table:style-name="ce13" table:formula="of:=[.E11]-[.G11]" office:value-type="float" office:value="14415" calcext:value-type="float">
            <text:p>14.41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_Pano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2305" calcext:value-type="float">
            <text:p>12.305</text:p>
          </table:table-cell>
          <table:table-cell table:style-name="ce13" table:formula="of:=[.E12]-[.G12]" office:value-type="float" office:value="-12305" calcext:value-type="float">
            <text:p>-12.30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_Silim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H_Yazıhane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3947.91" calcext:value-type="float">
            <text:p>3.948</text:p>
          </table:table-cell>
          <table:table-cell table:style-name="ce13" table:formula="of:=[.E14]-[.G14]" office:value-type="float" office:value="-3947.91" calcext:value-type="float">
            <text:p>-3.948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53730.45" calcext:value-type="float">
            <text:p>153.730</text:p>
          </table:table-cell>
          <table:table-cell table:style-name="ce11" table:formula="of:=SUM([.E4:.E17])" office:value-type="float" office:value="109303.73" calcext:value-type="float">
            <text:p>109.304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34837.91" calcext:value-type="float">
            <text:p>34.838</text:p>
          </table:table-cell>
          <table:table-cell table:style-name="ce11" table:formula="of:=SUM([.H4:.H17])" office:value-type="float" office:value="74465.82" calcext:value-type="float">
            <text:p>74.466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74465.82" calcext:value-type="float">
            <text:p>74.466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7509" calcext:value-type="percentage">
            <text:p>%75,09</text:p>
          </table:table-cell>
          <table:table-cell table:style-name="ce9" table:formula="of:=[.H20]*[.G22]" office:value-type="float" office:value="55916.384238" calcext:value-type="float">
            <text:p>55.9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2491" calcext:value-type="percentage">
            <text:p>%24,91</text:p>
          </table:table-cell>
          <table:table-cell table:style-name="ce9" table:formula="of:=[.H20]*[.G23]" office:value-type="float" office:value="18549.435762" calcext:value-type="float">
            <text:p>18.549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 table:formula="of:=[.C12]-[.E12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ocak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8.64" calcext:value-type="float">
            <text:p>-8,64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20.91" calcext:value-type="float">
            <text:p>-20,91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30])" office:value-type="float" office:value="6770.45" calcext:value-type="float">
            <text:p>6.770,45</text:p>
          </table:table-cell>
          <table:table-cell table:style-name="ce95" table:formula="of:=SUM([.F7:.F30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40:.E80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31]-[.E32]" office:value-type="float" office:value="6770.45" calcext:value-type="float">
            <text:p>6.770,45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93" table:formula="of:=SUM([.F39:.F43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3000" calcext:value-type="float">
            <text:p>3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1000" calcext:value-type="float">
            <text:p>21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3000" calcext:value-type="float">
            <text:p>3.0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elektrik abonesi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89"/>
          <table:table-cell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4 senet ödenmedi</text:p>
          </table:table-cell>
          <table:table-cell table:style-name="ce89" table:number-columns-repeated="2"/>
          <table:table-cell table:style-name="ce99" table:formula="of:=[.E17]+[.C18]-[.D18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 table:formula="of:=[.E19]+[.C20]-[.D20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14400 TL senet alındı</text:p>
          </table:table-cell>
          <table:table-cell table:style-name="ce89" table:number-columns-repeated="2"/>
          <table:table-cell table:style-name="ce99" table:formula="of:=[.E20]+[.C21]-[.D21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 table:formula="of:=[.E21]+[.C22]-[.D22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22]+[.C23]-[.D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4]+[.C25]-[.D25]" office:value-type="float" office:value="-1207.92" calcext:value-type="float">
            <text:p>-1.207,92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5]+[.C26]-[.D26]" office:value-type="float" office:value="-1217.56" calcext:value-type="float">
            <text:p>-1.217,5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6]+[.C27]-[.D27]" office:value-type="float" office:value="-1225.2" calcext:value-type="float">
            <text:p>-1.225,2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7]+[.C28]-[.D28]" office:value-type="float" office:value="-1230.96" calcext:value-type="float">
            <text:p>-1.230,9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8]+[.C29]-[.D29]" office:value-type="float" office:value="-1246.71" calcext:value-type="float">
            <text:p>-1.246,7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9]+[.C30]-[.D30]" office:value-type="float" office:value="-1260.99" calcext:value-type="float">
            <text:p>-1.260,9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30]+[.C31]-[.D31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-[.D32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-[.D33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-[.D34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56660" calcext:value-type="float">
            <text:p>56.66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12233.28" calcext:value-type="float">
            <text:p>12.23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233.28" calcext:value-type="float">
            <text:p>12.23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29-11-2021 – 30-11-2022 Kira Bedeli</text:p>
          </table:table-cell>
          <table:table-cell table:style-name="ce102" office:value-type="float" office:value="43160" calcext:value-type="float">
            <text:p>43.160,00</text:p>
          </table:table-cell>
          <table:table-cell table:style-name="Default"/>
          <table:table-cell table:style-name="ce91" table:formula="of:=[.E30]+[.C31]-[.D31]" office:value-type="float" office:value="42926.72" calcext:value-type="float">
            <text:p>42.926,72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lektrik teminat</text:p>
          </table:table-cell>
          <table:table-cell table:style-name="ce102" office:value-type="float" office:value="1500" calcext:value-type="float">
            <text:p>1.500,00</text:p>
          </table:table-cell>
          <table:table-cell table:style-name="Default"/>
          <table:table-cell table:style-name="ce91" table:formula="of:=[.E31]+[.C32]-[.D32]" office:value-type="float" office:value="44426.72" calcext:value-type="float">
            <text:p>44.426,72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 office:value-type="string" calcext:value-type="string">
            <text:p>yapıldı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5585" calcext:value-type="float">
            <text:p>15.58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5585" calcext:value-type="float">
            <text:p>15.58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2305" calcext:value-type="float">
            <text:p>12.30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2305" calcext:value-type="float">
            <text:p>12.30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02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102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  <table:table-cell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  <table:table-cell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  <table:table-cell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  <table:table-cell/>
        </table:table-row>
        <table:table-row table:style-name="ro3">
          <table:table-cell table:style-name="ce54"/>
          <table:table-cell table:style-name="ce109" office:value-type="string" calcext:value-type="string">
            <text:p>2020 Sanayi Nakli Yekün</text:p>
          </table:table-cell>
          <table:table-cell table:style-name="ce65" office:value-type="float" office:value="4938.07" calcext:value-type="float">
            <text:p>4.938,07</text:p>
          </table:table-cell>
          <table:table-cell table:style-name="ce163"/>
          <table:table-cell table:style-name="ce163" table:formula="of:=-[.C7]" office:value-type="float" office:value="-4938.07" calcext:value-type="float">
            <text:p>-4.938,0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0 ali paşa nakli yekün</text:p>
          </table:table-cell>
          <table:table-cell table:style-name="ce65" office:value-type="float" office:value="13858.5" calcext:value-type="float">
            <text:p>13.858,50</text:p>
          </table:table-cell>
          <table:table-cell table:style-name="ce163"/>
          <table:table-cell table:style-name="ce48" table:formula="of:=[.E7]-[.C8]+[.D8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1 ali paşa hesabı atila balcıda</text:p>
          </table:table-cell>
          <table:table-cell table:style-name="ce65"/>
          <table:table-cell table:style-name="ce163"/>
          <table:table-cell table:style-name="ce48"/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18549.435762" calcext:value-type="float">
            <text:p>18.549,44</text:p>
          </table:table-cell>
          <table:table-cell table:style-name="ce164"/>
          <table:table-cell table:style-name="ce48" table:formula="of:=[.E8]-[.C10]+[.D10]" office:value-type="float" office:value="-37346.005762" calcext:value-type="float">
            <text:p>-37.346,01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0]-[.C11]+[.D11]" office:value-type="float" office:value="-31346.005762" calcext:value-type="float">
            <text:p>-31.346,01</text:p>
          </table:table-cell>
          <table:table-cell table:style-name="ce168"/>
          <table:table-cell table:style-name="ce54"/>
        </table:table-row>
        <table:table-row table:style-name="ro3" table:number-rows-repeated="2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/>
        </table:table-row>
        <table:table-row table:style-name="ro3" table:number-rows-repeated="2">
          <table:table-cell table:number-columns-repeated="4"/>
          <table:table-cell table:style-name="ce48"/>
          <table:table-cell table:number-columns-repeated="2"/>
        </table:table-row>
        <table:table-row table:style-name="ro3">
          <table:table-cell table:number-columns-repeated="4"/>
          <table:table-cell table:style-name="ce49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16:01:01.16915467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1-09T16:16:49.624006470</dc:date>
    <meta:editing-duration>P2DT12H50M25S</meta:editing-duration>
    <meta:editing-cycles>159</meta:editing-cycles>
    <meta:generator>LibreOffice/7.1.6.2$Linux_X86_64 LibreOffice_project/10$Build-2</meta:generator>
    <meta:print-date>2021-09-29T17:30:44.307828083</meta:print-date>
    <meta:document-statistic meta:table-count="11" meta:cell-count="684" meta:object-count="0"/>
  </office:meta>
</office:document-meta>
</file>